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4000000C9FDB2560B82E3085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6.75cm"/>
    </style:style>
    <style:style style:name="gr2" style:family="graphic" style:parent-style-name="standard">
      <style:graphic-properties draw:stroke="none" svg:stroke-color="#000000" draw:fill="none" draw:fill-color="#ffffff" fo:min-height="2.07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5cm"/>
    </style:style>
    <style:style style:name="gr4" style:family="graphic" style:parent-style-name="standard">
      <style:graphic-properties draw:stroke="none" svg:stroke-color="#000000" draw:fill="none" draw:fill-color="#ffffff" fo:min-height="1.877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7.7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4.75cm"/>
    </style:style>
    <style:style style:name="gr7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3.5cm"/>
    </style:style>
    <style:style style:name="gr9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omic Sans M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mic Sans M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1.75cm" svg:x="1.2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75cm" svg:height="2.321cm" svg:x="0.913cm" svg:y="0.882cm">
          <draw:text-box>
            <text:p text:style-name="P2"><text:span text:style-name="T1">ΘΑ ΜΠΟΡΟΥΣΑ ΝΑ ΑΛΛΑΞΩ ΤΗΝ ΔΟΜΗ ΟΛΟΥ ΤΟΥ ΠΡΟΓΡΑΜΜΑΤΟΣ</text:span></text:p>
          </draw:text-box>
        </draw:frame>
        <draw:custom-shape draw:style-name="gr3" draw:text-style-name="P1" draw:layer="layout" svg:width="7cm" svg:height="1.5cm" svg:x="1.692cm" svg:y="3.37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75cm" svg:height="2.127cm" svg:x="0.912cm" svg:y="3.453cm">
          <draw:text-box>
            <text:p text:style-name="P2"><text:span text:style-name="T1">‘</text:span><text:span text:style-name="T1">Η ΘΑ ΜΠΟΡΟΥΣΑ ΝΑ ΒΑΛΩ ΕΝΑ ΜΙΚΡΟ ”GOTO”</text:span></text:p>
          </draw:text-box>
        </draw:frame>
        <draw:custom-shape draw:style-name="gr5" draw:text-style-name="P1" draw:layer="layout" svg:width="8.25cm" svg:height="1.5cm" svg:x="9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75cm" svg:height="2.321cm" svg:x="9.332cm" svg:y="1.034cm">
          <draw:text-box>
            <text:p text:style-name="P4"><text:span text:style-name="T1">Ε ΠΟΙΟΣ ΝΟΙΑΖΕΤΑΙ ΓΙΑ ΤΙΣ ΚΑΛΕΣ ΠΡΑΚΤΙΚΕΣ, ΠΟΣΟ ΚΑΚΑ ΝΑ ΠΑΕΙ ΑΥΤΟ;</text:span></text:p>
          </draw:text-box>
        </draw:frame>
        <draw:custom-shape draw:style-name="gr6" draw:text-style-name="P1" draw:layer="layout" svg:width="5.25cm" svg:height="1cm" svg:x="12.5cm" svg:y="3.2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cm" svg:height="0.941cm" draw:transform="rotate (-0.130376095123977) translate (11.872cm 3.25cm)">
          <draw:text-box>
            <text:p text:style-name="P4"><text:span text:style-name="T1">goto main_sub3;</text:span></text:p>
          </draw:text-box>
        </draw:frame>
        <draw:custom-shape draw:style-name="gr8" draw:text-style-name="P1" draw:layer="layout" svg:width="4cm" svg:height="0.75cm" svg:x="13.75cm" svg:y="5.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5cm" svg:height="0.886cm" draw:transform="rotate (-0.114144533080429) translate (13.068cm 5.44cm)">
          <draw:text-box>
            <text:p text:style-name="P4"><text:span text:style-name="T2">*ΜΕΤΑΓΛΩΤΤΙΖΕΙ*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E4000000C9FDB2560B82E308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13:25:46.561029408</meta:creation-date>
    <dc:date>2023-05-10T13:41:33.591317872</dc:date>
    <meta:editing-duration>PT1M31S</meta:editing-duration>
    <meta:editing-cycles>2</meta:editing-cycles>
    <meta:generator>LibreOffice/7.3.7.2$Linux_X86_64 LibreOffice_project/30$Build-2</meta:generator>
    <meta:document-statistic meta:object-count="10"/>
  </office:meta>
</office:document-meta>
</file>